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e45d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Я очень люблю котов. Коты — замечательные домашние животные, кроме того, они отличные друзья.</text:span></text:p>
      <text:p text:style-name="P1"><text:span text:style-name="T1"><text:tab/>Еще мне нравятся хомяки, они забавные и пу</text:span><text:span text:style-name="T2">ш</text:span><text:span text:style-name="T1">исты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5.1.1.3$Windows_X86_64 LibreOffice_project/89f508ef3ecebd2cfb8e1def0f0ba9a803b88a6d</meta:generator>
    <dc:date>2017-12-18T14:00:13.525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